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Network. CIDR, VLSM, FLSM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>1. Which of the following is the resident subnet ID for IP address 10.7.99.133/24?</text:span></text:p>
            <text:p text:style-name="P1"><text:span text:style-name="T2"/></text:p>
            <text:p text:style-name="P1"><text:span text:style-name="T2">A. 10.0.0.0</text:span></text:p>
            <text:p text:style-name="P1"><text:span text:style-name="T2">B. 10.7.0.0</text:span></text:p>
            <text:p text:style-name="P1"><text:span text:style-name="T3">C. 10.7.99.0</text:span></text:p>
            <text:p text:style-name="P1"><text:span text:style-name="T2">D. 10.7.99.128</text:span></text:p>
            <text:p text:style-name="P1"><text:span text:style-name="T2"/></text:p>
            <text:p text:style-name="P1"><text:span text:style-name="T2">2. Which of the following is the resident subnet for IP address 192.168.44.97/30?</text:span></text:p>
            <text:p text:style-name="P1"><text:span text:style-name="T2"/></text:p>
            <text:p text:style-name="P1"><text:span text:style-name="T2">A. 192.168.44.0</text:span></text:p>
            <text:p text:style-name="P1"><text:span text:style-name="T2">B. 192.168.44.64</text:span></text:p>
            <text:p text:style-name="P1"><text:span text:style-name="T3">C. 192.168.44.96</text:span></text:p>
            <text:p text:style-name="P1"><text:span text:style-name="T2">D. 192.168.44.128</text:span></text:p>
            <text:p text:style-name="P1"><text:span text:style-name="T2"/></text:p>
            <text:p text:style-name="P1"><text:span text:style-name="T2">3. Which of the following is the subnet broadcast address for the subnet in which IP address </text:span></text:p>
            <text:p text:style-name="P1"><text:span text:style-name="T2"/></text:p>
            <text:p text:style-name="P1"><text:span text:style-name="T2">172.31.77.201/27 resides?</text:span></text:p>
            <text:p text:style-name="P1"><text:span text:style-name="T2">A. 172.31.201.255</text:span></text:p>
            <text:p text:style-name="P1"><text:span text:style-name="T2">B. 172.31.255.255</text:span></text:p>
            <text:p text:style-name="P1"><text:span text:style-name="T3">C. 172.31.77.223</text:span></text:p>
            <text:p text:style-name="P1"><text:span text:style-name="T2">D. 172.31.77.207</text:span></text:p>
            <text:p text:style-name="P1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22:12.319321380</dc:date>
    <meta:editing-duration>PT3H26M28S</meta:editing-duration>
    <meta:editing-cycles>21</meta:editing-cycles>
    <meta:document-statistic meta:object-count="31"/>
  </office:meta>
</office:document-meta>
</file>